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5.501cm" table:align="margins"/>
    </style:style>
    <style:style style:name="rststyle-table-0.A" style:family="table-column">
      <style:table-column-properties style:column-width="5.166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5.501cm" table:align="margins" fo:background-color="#00b8ff">
        <style:background-image/>
      </style:table-properties>
    </style:style>
    <style:style style:name="rststyle-table-1.A" style:family="table-column">
      <style:table-column-properties style:column-width="5.166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rststyle-enumitem" style:list-style-name="rststyle-enumlist-loweralpha"/>
    <style:style style:name="P4" style:family="paragraph" style:parent-style-name="rststyle-blockquote-bulletitem" style:list-style-name="rststyle-blockquote-bulletlist"/>
    <style:style style:name="P5" style:family="paragraph" style:parent-style-name="rststyle-title" style:master-page-name="rststyle-pagedefault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ítulo</text:p>
      <text:h text:style-name="rststyle-heading1" text:outline-level="1">Seção primária (caixa alta, negrito, tamanho 12)</text:h>
      <text:p text:style-name="rststyle-textbody">Um texto escrito para testar a formatação de parágrafos. Isto é necessário pois o pessoal exige formatação dos textos. Fazer isto é trabalhoso e infértil mas a vida é assim mesmo. "Manda quem pode, obedece quem tem juízo" -- Senhor Koema (1986).</text:p>
      <text:p text:style-name="rststyle-textbody">Um texto escrito para testar a formatação de parágrafos. Isto é necessário pois o pessoal exige formatação dos textos. Fazer isto é trabalhoso e infértil mas a vida é assim mesmo. "Manda quem pode, obedece quem tem juízo" -- Senhor Koema (1986).</text:p>
      <text:h text:style-name="rststyle-heading2" text:outline-level="2">Seção secundária (caixa baixa, negrito, tamanho 12)</text:h>
      <text:p text:style-name="rststyle-textbody">Alíneas:</text:p>
      <text:list xml:id="list1895298008" text:style-name="rststyle-enumlist-loweralpha">
        <text:list-item>
          <text:p text:style-name="P3">devem ser precedidas de dois pontos (:);</text:p>
        </text:list-item>
        <text:list-item>
          <text:p text:style-name="P3">devem começar com letra minúscula;</text:p>
        </text:list-item>
        <text:list-item>
          <text:p text:style-name="P3">devem terminar com ponte e vírgula;</text:p>
        </text:list-item>
        <text:list-item>
          <text:p text:style-name="P3">sei que devo fazer um, mas devo escrever mais para ter duas linhas para eu poder formatar. Acho que já está bom, afinal de contas não é necessário tanto texto assim.</text:p>
        </text:list-item>
      </text:list>
      <text:list xml:id="list2086551592" text:style-name="rststyle-blockquote-bulletlist">
        <text:list-item>
          <text:p text:style-name="P4">aqui está mais para dentro. De novo prolongando o assunto para poder ter conteúdo para realizar a famigerada formatação:</text:p>
          <text:list>
            <text:list-item>
              <text:p text:style-name="P4">aqui mais ainda. Vou ter de escrever aqui também. Vai que neste nível o estilo é diferente e necessite de alguma configuração adicional.</text:p>
            </text:list-item>
            <text:list-item>
              <text:p text:style-name="P4">de novo.</text:p>
            </text:list-item>
          </text:list>
        </text:list-item>
        <text:list-item>
          <text:p text:style-name="P4">outro;</text:p>
        </text:list-item>
      </text:list>
      <text:list xml:id="list1241075824" text:continue-list="list1895298008" text:style-name="rststyle-enumlist-loweralpha">
        <text:list-item>
          <text:p text:style-name="P3">A última deve terminar com um ponto.</text:p>
        </text:list-item>
      </text:list>
      <text:h text:style-name="rststyle-heading3" text:outline-level="3"><text:soft-page-break/>Seção terciária (caixa baixa, itálico, negrito, tamanho 12)</text:h>
      <text:p text:style-name="rststyle-textbody">Um texto escrito para testar a formatação de parágrafos. Isto é necessário pois o pessoal exige formatação dos textos. Fazer isto é trabalhoso e infértil mas a vida é assim mesmo. "Manda quem pode, obedece quem tem juízo" -- Senhor Koema (1986).</text:p>
      <text:h text:style-name="rststyle-heading4" text:outline-level="4">Seção quaternária (caixa baixa, sublinhado, negrito, tamanho 12)</text:h>
      <text:p text:style-name="rststyle-textbody">Um texto escrito para testar a formatação de parágrafos. Isto é necessário pois o pessoal exige formatação dos textos. Fazer isto é trabalhoso e infértil mas a vida é assim mesmo. "Manda quem pode, obedece quem tem juízo" -- Senhor Koema (1986). É como disse Fulano:</text:p>
      <text:p text:style-name="rststyle-blockquote">Mais vale um ano vivido no mar de lágrimas que um dia morrendo de saudades de meu amor. Assim passo a admirar os pássaros que, pecuniosamente, percebem um pesar e põem-se a piar. Pois dentro do dado de Duda havia dois dedos de doce de banana d'água. (FULANO, 2312)</text:p>
      <text:h text:style-name="rststyle-heading5" text:outline-level="5">Seção quinária (caixa baixa, sem negrito, tamanho 12)</text:h>
      <text:p text:style-name="rststyle-textbody">Um texto escrito para testar a formatação de parágrafos. Isto é necessário pois o pessoal exige formatação dos textos. Fazer isto é trabalhoso e infértil mas a vida é assim mesmo. "Manda quem pode, obedece quem tem juízo" -- Senhor Koema (1986).</text:p>
      <text:h text:style-name="rststyle-heading1" text:outline-level="1">Referências</text:h>
      <text:p text:style-name="rststyle-bibliography">FULANO, Afroudo B.; CICLANO, João C. <text:span text:style-name="T1">Ensaio sobre a inutilidade:</text:span><text:span text:style-name="T2"> como perder tempo mantendo a ilusão de trabalho útil. 2015. 2500 f. Dissertação (Mestrado) – Faculdade comum, Programa de pós graduação em nada, Todo Lugar.</text:span> </text:p>
      <text:p text:style-name="rststyle-bibliography">FULANO, Afroudo B.; CICLANO, João C. <text:span text:style-name="T1">Ensaio sobre a inutilidade:</text:span><text:span text:style-name="T2"> como perder tempo mantendo a ilusão de trabalho útil. 2015. 2500 f. Dissertação (Mestrado) – Faculdade comum, Programa de pós graduação em nada, Todo Lugar.</text:span></text:p>
      <text:h text:style-name="rststyle-heading1" text:outline-level="1"><text:soft-page-break/>Tabelas</text:h>
      <text:p text:style-name="Standard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line-height="150%" fo:text-align="justify" style:justify-single-word="false"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margin-top="0cm" fo:margin-bottom="0cm" style:contextual-spacing="false" fo:text-indent="0cm" style:auto-text-indent="false"/>
    </style:style>
    <style:style style:name="rststyle-heading1" style:family="paragraph" style:parent-style-name="Heading_20_1" style:next-style-name="Text_20_body" style:default-outline-level="1">
      <style:paragraph-properties fo:margin-top="1.27cm" fo:margin-bottom="1.27cm" style:contextual-spacing="false" fo:background-color="transparent">
        <style:background-image/>
      </style:paragraph-properties>
      <style:text-properties fo:text-transform="uppercase" fo:font-size="12pt"/>
    </style:style>
    <style:style style:name="rststyle-heading2" style:family="paragraph" style:parent-style-name="Heading_20_2" style:next-style-name="Text_20_body" style:default-outline-level="2">
      <style:paragraph-properties fo:margin-top="1.27cm" fo:margin-bottom="1.27cm" style:contextual-spacing="false"/>
      <style:text-properties fo:font-size="12pt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3">
      <style:paragraph-properties fo:margin-top="1.27cm" fo:margin-bottom="1.27cm" style:contextual-spacing="false"/>
      <style:text-properties fo:font-size="12pt" fo:font-style="italic"/>
    </style:style>
    <style:style style:name="rststyle-heading4" style:family="paragraph" style:parent-style-name="Heading_20_4" style:next-style-name="Text_20_body" style:default-outline-level="4">
      <style:paragraph-properties fo:margin-top="1.27cm" fo:margin-bottom="1.27cm" style:contextual-spacing="false"/>
      <style:text-properties fo:font-size="12pt" fo:font-style="normal" style:text-underline-style="solid" style:text-underline-width="auto" style:text-underline-color="font-color" style:font-weight-asian="normal" style:font-weight-complex="normal"/>
    </style:style>
    <style:style style:name="rststyle-heading5" style:family="paragraph" style:parent-style-name="Heading_20_5" style:next-style-name="Text_20_body" style:default-outline-level="5">
      <style:paragraph-properties fo:margin-top="1.27cm" fo:margin-bottom="1.27cm" style:contextual-spacing="false"/>
      <style:text-properties fo:font-size="12pt" fo:font-weight="normal"/>
    </style:style>
    <style:style style:name="rststyle-blockquote" style:family="paragraph" style:parent-style-name="Text_20_body" style:class="text">
      <style:paragraph-properties fo:margin="100%" fo:margin-left="4.001cm" fo:margin-right="0cm" fo:margin-top="0.64cm" fo:margin-bottom="0.64cm" style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fo:font-size="10pt"/>
    </style:style>
    <style:style style:name="rststyle-bodyindent" style:family="paragraph" style:parent-style-name="Text_20_body_20_indent">
      <style:paragraph-properties fo:margin="100%" fo:margin-left="1cm" fo:margin-right="0cm" fo:margin-top="0cm" fo:margin-bottom="0cm" style:contextual-spacing="false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="100%"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style:contextual-spacing="false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2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margin-top="0cm" fo:margin-bottom="0cm" style:contextual-spacing="false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style:contextual-spacing="false"/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style:contextual-spacing="false" fo:text-indent="0cm" style:auto-text-indent="false"/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style:contextual-spacing="false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style:contextual-spacing="false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style:contextual-spacing="false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margin-top="0cm" fo:margin-bottom="0cm" style:contextual-spacing="false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635cm" fo:margin-right="0cm" fo:margin-top="0cm" fo:margin-bottom="0cm" style:contextual-spacing="false" fo:text-indent="0cm" style:auto-text-indent="false"/>
    </style:style>
    <style:style style:name="rststyle-deflist-term-2" style:family="paragraph" style:parent-style-name="Text_20_body">
      <style:paragraph-properties fo:margin="100%" fo:margin-left="0.635cm" fo:margin-right="0cm" fo:margin-top="0cm" fo:margin-bottom="0cm" style:contextual-spacing="false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1.27cm" fo:margin-right="0cm" fo:margin-top="0cm" fo:margin-bottom="0cm" style:contextual-spacing="false" fo:text-indent="0cm" style:auto-text-indent="false"/>
    </style:style>
    <style:style style:name="rststyle-deflist-def-3" style:family="paragraph" style:parent-style-name="Text_20_body">
      <style:paragraph-properties fo:margin="100%" fo:margin-left="1.905cm" fo:margin-right="0cm" fo:margin-top="0cm" fo:margin-bottom="0cm" style:contextual-spacing="false" fo:text-indent="0cm" style:auto-text-indent="false"/>
    </style:style>
    <style:style style:name="rststyle-deflist-term-3" style:family="paragraph" style:parent-style-name="Text_20_body">
      <style:paragraph-properties fo:margin="100%" fo:margin-left="1.27cm" fo:margin-right="0cm" fo:margin-top="0cm" fo:margin-bottom="0cm" style:contextual-spacing="false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1.905cm" fo:margin-right="0cm" fo:margin-top="0cm" fo:margin-bottom="0cm" style:contextual-spacing="false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2.54cm" fo:margin-right="0cm" fo:margin-top="0cm" fo:margin-bottom="0cm" style:contextual-spacing="false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2.54cm" fo:margin-right="0cm" fo:margin-top="0cm" fo:margin-bottom="0cm" style:contextual-spacing="false" fo:text-indent="0cm" style:auto-text-indent="false"/>
    </style:style>
    <style:style style:name="rststyle-deflist-def-5" style:family="paragraph" style:parent-style-name="Text_20_body">
      <style:paragraph-properties fo:margin="100%" fo:margin-left="3.175cm" fo:margin-right="0cm" fo:margin-top="0cm" fo:margin-bottom="0cm" style:contextual-spacing="false" fo:text-indent="0cm" style:auto-text-indent="false"/>
    </style:style>
    <style:style style:name="rststyle-codeblock-indented" style:family="paragraph" style:parent-style-name="rststyle-codeblock">
      <style:paragraph-properties fo:margin="100%" fo:margin-left="2.032cm" fo:margin-right="0cm" fo:margin-top="0cm" fo:margin-bottom="0cm" style:contextual-spacing="false" fo:text-indent="0cm" style:auto-text-indent="false"/>
    </style:style>
    <style:style style:name="rststyle-bibliography" style:family="paragraph" style:parent-style-name="Text_20_body">
      <style:paragraph-properties fo:margin="100%" fo:margin-left="0cm" fo:margin-right="0cm" fo:margin-top="0cm" fo:margin-bottom="0.42cm" style:contextual-spacing="false" fo:line-height="100%" fo:text-align="start" style:justify-single-word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3cm" fo:margin-bottom="2cm" fo:margin-left="3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/>
    <style:master-page style:name="rststyle-page-bottom" style:page-layout-name="Mpm3">
      <style:footer>
        <text:p text:style-name="MP1">Page <text:page-number text:select-page="current"/></text:p>
      </style:footer>
    </style:master-page>
    <style:master-page style:name="rststyle-page-top" style:page-layout-name="Mpm4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13</meta:generator>
    <meta:initial-creator>dkuhlman</meta:initial-creator>
    <meta:creation-date>2006-08-15T13:56:07</meta:creation-date>
    <dc:date>2015-03-04T12:20:11</dc:date>
    <meta:editing-cycles>121</meta:editing-cycles>
    <meta:editing-duration>P1DT14H2M9S</meta:editing-duration>
    <dc:creator>Giovani Marzano</dc:creator>
    <meta:document-statistic meta:table-count="2" meta:image-count="0" meta:object-count="0" meta:page-count="3" meta:paragraph-count="32" meta:word-count="547" meta:character-count="3225" meta:non-whitespace-character-count="2718"/>
    <meta:user-defined meta:name="Info 1"/>
    <meta:user-defined meta:name="Info 2"/>
    <meta:user-defined meta:name="Info 3"/>
    <meta:user-defined meta:name="Info 4"/>
  </office:meta>
</office:document-meta>
</file>